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, Helvetica, sans-serif"/>
    <style:font-face style:name="Mangal1" svg:font-family="Mangal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paragraph-rsid="0004cbb1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paragraph-rsid="0004cbb1" loext:padding="0cm" loext:border="non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000000" loext:opacity="100%" style:font-name="Calibri" fo:font-size="12pt" fo:letter-spacing="normal" fo:font-style="normal" fo:font-weight="normal"/>
    </style:style>
    <style:style style:name="T2" style:family="text">
      <style:text-properties fo:font-style="normal"/>
    </style:style>
    <style:style style:name="T3" style:family="text">
      <style:text-properties fo:font-style="normal" officeooo:rsid="0004cbb1"/>
    </style:style>
    <style:style style:name="T4" style:family="text">
      <style:text-properties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705d" style:font-weight-asian="bold" style:font-weight-complex="bold"/>
    </style:style>
    <style:style style:name="T7" style:family="text">
      <style:text-properties officeooo:rsid="0006e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is são as áreas que o python é mais utilizado?</text:p>
      <text:p text:style-name="P3">O python é bastante utilizado em data science, machine learning,</text:p>
      <text:p text:style-name="P3">desenvolvimento web, desenvolvimento de aplicativos, automação</text:p>
      <text:p text:style-name="P3">de scripts, fintechs e etc. </text:p>
      <text:p text:style-name="P3"/>
      <text:p text:style-name="P4"><text:span text:style-name="T5">Data Science</text:span>, ou Ciência de dados, é uma área voltada ao estudo da análise de dados, ou seja, dada uma quantidade de dados, as análises dos mesmo e as conclusões que serão tiradas a partir da sua extração tem se tornado bastante importante para diversas empresas.</text:p>
      <text:p text:style-name="P4"/>
      <text:p text:style-name="P4"><text:span text:style-name="T5">Machine Learning</text:span>, ou em sua tradução livre “Aprendizado de máquina”, é a área da ciência da computação que tem como objetivo a análise de dados que automatiza a construção de modelos analíticos.(faz parte do conceito de inteligência artificial, e estuda os meios para que as máquinas possam realizar tarefas que seriam desempenhadas por pessoas.)</text:p>
      <text:p text:style-name="P3"/>
      <text:p text:style-name="P4"><text:span text:style-name="T5">Desenvolvimento web</text:span> é o termo utilizado para definir sites ou aplicativos que podem ser acessados diretamente pelo navegador web, seja em computadores ou dispositivos móveis.</text:p>
      <text:p text:style-name="P4"/>
      <text:p text:style-name="P6"><text:span text:style-name="T6">D</text:span><text:span text:style-name="T5">esenvolvimento de um aplicativo</text:span> é o processo de elaboração de um programa que será usado em um dispositivo móvel. Para isso, são empregadas linguagens de programação que variam conforme as plataformas nas quais o seu app estará disponível.</text:p>
      <text:p text:style-name="P4"/>
      <text:p text:style-name="P4"/>
      <text:p text:style-name="P4"><text:span text:style-name="Emphasis"><text:span text:style-name="T4">Fintechs</text:span></text:span><text:span text:style-name="Emphasis"><text:span text:style-name="T2"> são empresas que utilizam tecnologia para gerar soluções inovadoras nos diferentes produtos e serviços do mercado financeiro, </text:span></text:span><text:span text:style-name="Emphasis"><text:span text:style-name="T3">o</text:span></text:span><text:span text:style-name="Emphasis"><text:span text:style-name="T2">ferecendo diversos serviços digitais.</text:span></text:span></text:p>
      <text:p text:style-name="P4"/>
      <text:p text:style-name="P3"/>
      <text:p text:style-name="P5">Python tem credibilidade?</text:p>
      <text:p text:style-name="P3">StackOverflow considerou o Python como a linguagem de renome que mais cresce, e em 2014 nos estados unidos, 8 das 10 melhores universidade de ciência da computação e 69% das top 39 ensinam Python em cursos introdutórios.</text:p>
      <text:p text:style-name="P3"/>
      <text:p text:style-name="P3"/>
      <text:p text:style-name="P5">Industrias que usam o PY<text:span text:style-name="T7">T</text:span>HON:</text:p>
      <text:p text:style-name="P3">Desenvolvimento de jogos</text:p>
      <text:p text:style-name="P3">Aplicações GUI</text:p>
      <text:p text:style-name="P3">Networking</text:p>
      <text:p text:style-name="P3">Testing</text:p>
      <text:p text:style-name="P3">Robotics</text:p>
      <text:p text:style-name="P2"><text:span text:style-name="T1">Embedded applications (Python funciona com o Raspberry Pi)</text:span> 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Arial, Helvetica, sans-serif"/>
    <style:font-face style:name="Mangal1" svg:font-family="Mangal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9-06T16:36:00.072000000</dc:date>
    <meta:editing-duration>PT4M57S</meta:editing-duration>
    <meta:editing-cycles>4</meta:editing-cycles>
    <meta:document-statistic meta:table-count="0" meta:image-count="0" meta:object-count="0" meta:page-count="1" meta:paragraph-count="18" meta:word-count="277" meta:character-count="1795" meta:non-whitespace-character-count="1534"/>
  </office:meta>
</office:document-meta>
</file>